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8d9c" officeooo:paragraph-rsid="001a8d9c"/>
    </style:style>
    <style:style style:name="P2" style:family="paragraph" style:parent-style-name="Standard">
      <style:text-properties officeooo:rsid="001e1ea4" officeooo:paragraph-rsid="001e1ea4"/>
    </style:style>
    <style:style style:name="P3" style:family="paragraph" style:parent-style-name="Standard">
      <style:text-properties officeooo:paragraph-rsid="001a8d9c"/>
    </style:style>
    <style:style style:name="P4" style:family="paragraph" style:parent-style-name="Standard">
      <style:text-properties officeooo:paragraph-rsid="002ec368"/>
    </style:style>
    <style:style style:name="P5" style:family="paragraph" style:parent-style-name="Standard">
      <style:text-properties officeooo:rsid="00308664" officeooo:paragraph-rsid="00308664"/>
    </style:style>
    <style:style style:name="P6" style:family="paragraph" style:parent-style-name="Standard">
      <style:text-properties officeooo:rsid="0032464b" officeooo:paragraph-rsid="00308664"/>
    </style:style>
    <style:style style:name="P7" style:family="paragraph" style:parent-style-name="Standard">
      <style:text-properties officeooo:rsid="003b3941" officeooo:paragraph-rsid="003b3941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3b3941" officeooo:paragraph-rsid="00308664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308664" officeooo:paragraph-rsid="00308664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a8d9c" officeooo:paragraph-rsid="001a8d9c" style:font-weight-asian="bold" style:font-weight-complex="bold"/>
    </style:style>
    <style:style style:name="P11" style:family="paragraph" style:parent-style-name="Standard">
      <style:text-properties officeooo:rsid="0045aa54" officeooo:paragraph-rsid="0045aa54"/>
    </style:style>
    <style:style style:name="P12" style:family="paragraph" style:parent-style-name="Standard">
      <style:text-properties officeooo:rsid="00491c3a" officeooo:paragraph-rsid="00491c3a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91c3a" officeooo:paragraph-rsid="00491c3a" style:font-weight-asian="bold" style:font-weight-complex="bold"/>
    </style:style>
    <style:style style:name="P14" style:family="paragraph" style:parent-style-name="Standard">
      <style:text-properties style:text-line-through-style="solid" style:text-line-through-type="single" officeooo:rsid="00491c3a" officeooo:paragraph-rsid="00491c3a"/>
    </style:style>
    <style:style style:name="T1" style:family="text">
      <style:text-properties officeooo:rsid="001a8d9c"/>
    </style:style>
    <style:style style:name="T2" style:family="text">
      <style:text-properties officeooo:rsid="001c60dc"/>
    </style:style>
    <style:style style:name="T3" style:family="text">
      <style:text-properties officeooo:rsid="001e1ea4"/>
    </style:style>
    <style:style style:name="T4" style:family="text">
      <style:text-properties officeooo:rsid="001ed3e4"/>
    </style:style>
    <style:style style:name="T5" style:family="text">
      <style:text-properties officeooo:rsid="002042fb"/>
    </style:style>
    <style:style style:name="T6" style:family="text">
      <style:text-properties fo:font-size="15pt" fo:font-weight="bold" officeooo:rsid="001e1ea4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2042fb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22cb90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2637eb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2b90ee" style:font-size-asian="15pt" style:font-weight-asian="bold" style:font-size-complex="15pt" style:font-weight-complex="bold"/>
    </style:style>
    <style:style style:name="T11" style:family="text">
      <style:text-properties officeooo:rsid="0022cb90"/>
    </style:style>
    <style:style style:name="T12" style:family="text">
      <style:text-properties officeooo:rsid="00233d58"/>
    </style:style>
    <style:style style:name="T13" style:family="text">
      <style:text-properties officeooo:rsid="002637eb"/>
    </style:style>
    <style:style style:name="T14" style:family="text">
      <style:text-properties officeooo:rsid="00282171"/>
    </style:style>
    <style:style style:name="T15" style:family="text">
      <style:text-properties officeooo:rsid="002b90ee"/>
    </style:style>
    <style:style style:name="T16" style:family="text">
      <style:text-properties officeooo:rsid="002d6a2b"/>
    </style:style>
    <style:style style:name="T17" style:family="text">
      <style:text-properties officeooo:rsid="002db66a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8b8db" style:font-style-asian="italic" style:font-style-complex="italic"/>
    </style:style>
    <style:style style:name="T20" style:family="text">
      <style:text-properties officeooo:rsid="003207b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32640f"/>
    </style:style>
    <style:style style:name="T23" style:family="text">
      <style:text-properties officeooo:rsid="0032d798"/>
    </style:style>
    <style:style style:name="T24" style:family="text">
      <style:text-properties officeooo:rsid="0033a956"/>
    </style:style>
    <style:style style:name="T25" style:family="text">
      <style:text-properties officeooo:rsid="00359b60"/>
    </style:style>
    <style:style style:name="T26" style:family="text">
      <style:text-properties officeooo:rsid="0036c9f7"/>
    </style:style>
    <style:style style:name="T27" style:family="text">
      <style:text-properties officeooo:rsid="0038b8db"/>
    </style:style>
    <style:style style:name="T28" style:family="text">
      <style:text-properties officeooo:rsid="003d2283"/>
    </style:style>
    <style:style style:name="T29" style:family="text">
      <style:text-properties officeooo:rsid="003f036d"/>
    </style:style>
    <style:style style:name="T30" style:family="text">
      <style:text-properties officeooo:rsid="0040d52f"/>
    </style:style>
    <style:style style:name="T31" style:family="text">
      <style:text-properties officeooo:rsid="0040fa1f"/>
    </style:style>
    <style:style style:name="T32" style:family="text">
      <style:text-properties officeooo:rsid="004146ca"/>
    </style:style>
    <style:style style:name="T33" style:family="text">
      <style:text-properties officeooo:rsid="00418e60"/>
    </style:style>
    <style:style style:name="T34" style:family="text">
      <style:text-properties officeooo:rsid="00474c6a"/>
    </style:style>
    <style:style style:name="T35" style:family="text">
      <style:text-properties officeooo:rsid="004d1537"/>
    </style:style>
    <style:style style:name="T36" style:family="text">
      <style:text-properties officeooo:rsid="0050ac12"/>
    </style:style>
    <style:style style:name="T37" style:family="text">
      <style:text-properties style:text-line-through-style="none" style:text-line-through-type="none" officeooo:rsid="0050ac12"/>
    </style:style>
    <style:style style:name="T38" style:family="text">
      <style:text-properties style:text-line-through-style="none" style:text-line-through-type="none" officeooo:rsid="005153ef"/>
    </style:style>
    <style:style style:name="T39" style:family="text">
      <style:text-properties style:text-line-through-style="none" style:text-line-through-type="none" officeooo:rsid="00517681"/>
    </style:style>
    <style:style style:name="T40" style:family="text">
      <style:text-properties style:text-line-through-style="none" style:text-line-through-type="none" officeooo:rsid="0052f9c7"/>
    </style:style>
    <style:style style:name="T41" style:family="text">
      <style:text-properties style:text-line-through-style="none" style:text-line-through-type="none" fo:font-style="italic" officeooo:rsid="0050ac12" style:font-style-asian="italic" style:font-style-complex="italic"/>
    </style:style>
    <style:style style:name="T42" style:family="text">
      <style:text-properties style:text-line-through-style="none" style:text-line-through-type="none" fo:font-style="italic" officeooo:rsid="0052f9c7" style:font-style-asian="italic" style:font-style-complex="italic"/>
    </style:style>
    <style:style style:name="T43" style:family="text">
      <style:text-properties officeooo:rsid="005153ef"/>
    </style:style>
    <style:style style:name="T44" style:family="text">
      <style:text-properties officeooo:rsid="00517681"/>
    </style:style>
    <style:style style:name="T45" style:family="text">
      <style:text-properties officeooo:rsid="0054c8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urs n°1</text:p>
      <text:p text:style-name="P1"/>
      <text:p text:style-name="P2">Programmation :</text:p>
      <text:p text:style-name="P1">&lt;<text:span text:style-name="T2">html&gt; = ouvrir </text:span><text:span text:style-name="T3">(début)</text:span></text:p>
      <text:p text:style-name="P1">&lt;/<text:span text:style-name="T2">html&gt; = fermer </text:span><text:span text:style-name="T3">(fin)</text:span></text:p>
      <text:p text:style-name="P1">&lt;<text:span text:style-name="T3">body&gt;</text:span><text:span text:style-name="T6">/</text:span><text:span text:style-name="T3">&lt;/</text:span><text:span text:style-name="T4">body&gt;</text:span><text:span text:style-name="T3"> = corps du document</text:span></text:p>
      <text:p text:style-name="P4"><text:span text:style-name="T1">&lt;</text:span><text:span text:style-name="T5">h1&gt;</text:span><text:span text:style-name="T7">/</text:span><text:span text:style-name="T5">&lt;h2&gt;</text:span><text:span text:style-name="T7">/</text:span><text:span text:style-name="T5">&lt;h3&gt; = Titres</text:span></text:p>
      <text:p text:style-name="P4"><text:span text:style-name="T1">&lt;</text:span><text:span text:style-name="T11">p&gt;</text:span><text:span text:style-name="T8">/</text:span><text:span text:style-name="T11">&lt;/</text:span><text:span text:style-name="T13">p&gt;</text:span><text:span text:style-name="T11"> = paragraphes</text:span></text:p>
      <text:p text:style-name="P1">&lt;<text:span text:style-name="T12">br /&gt; = retour à la ligne</text:span></text:p>
      <text:p text:style-name="P1">&lt;<text:span text:style-name="T13">em&gt;</text:span><text:span text:style-name="T9">/</text:span><text:span text:style-name="T13">&lt;/</text:span><text:span text:style-name="T14">em&gt; = italique</text:span><text:span text:style-name="T13"> </text:span></text:p>
      <text:p text:style-name="P1">&lt;<text:span text:style-name="T15">strong&gt;</text:span><text:span text:style-name="T10">/</text:span><text:span text:style-name="T15">&lt;/strong&gt; = gras</text:span></text:p>
      <text:p text:style-name="P3"><text:span text:style-name="T1">&lt;</text:span><text:span text:style-name="T16">img src= « lien »&gt; = image</text:span></text:p>
      <text:p text:style-name="P3">&lt;meta charset="utf-8" /&gt; <text:span text:style-name="T17">= prb d’accent</text:span></text:p>
      <text:p text:style-name="P1"/>
      <text:p text:style-name="P9">Cours n°2 :</text:p>
      <text:p text:style-name="P5"/>
      <text:p text:style-name="P5">CSS -- » dans &lt;head&gt; du prog</text:p>
      <text:p text:style-name="P6"><text:span text:style-name="T22">Sélecteur</text:span> {attribut 1:valeur 1;attribut:valeur2….}</text:p>
      <text:p text:style-name="P5"/>
      <text:p text:style-name="P5">-&lt;style type="text/css"&gt;<text:span text:style-name="T21"> / </text:span>&lt;/<text:span text:style-name="T20">style&gt;</text:span></text:p>
      <text:p text:style-name="P5">-p{color: <text:span text:style-name="T18">#26b72b</text:span>;} <text:span text:style-name="T20">= Couleur </text:span></text:p>
      <text:p text:style-name="P5">-<text:span text:style-name="T23">width = largeur</text:span></text:p>
      <text:p text:style-name="P5">-<text:span text:style-name="T23">height = hauteur</text:span></text:p>
      <text:p text:style-name="P5">-<text:span text:style-name="T24">padding </text:span><text:span text:style-name="T26">(top, right, left, bottom) </text:span><text:span text:style-name="T27">en </text:span><text:span text:style-name="T19">px</text:span><text:span text:style-name="T24">= marge</text:span></text:p>
      <text:p text:style-name="P5">-<text:span text:style-name="T25">margin = marge entre les blocs</text:span></text:p>
      <text:p text:style-name="P5"/>
      <text:p text:style-name="P5"/>
      <text:p text:style-name="P8">Cours n°3 :</text:p>
      <text:p text:style-name="P8"/>
      <text:p text:style-name="P7">« Document Object Model »</text:p>
      <text:p text:style-name="P7"/>
      <text:p text:style-name="P7">-&lt;!d<text:span text:style-name="T28">octype html&gt;</text:span></text:p>
      <text:p text:style-name="P7">-<text:span text:style-name="T29">display :</text:span></text:p>
      <text:p text:style-name="P7">-<text:span text:style-name="T30">inline</text:span></text:p>
      <text:p text:style-name="P7">-<text:span text:style-name="T30">block</text:span></text:p>
      <text:p text:style-name="P7">-<text:span text:style-name="T31">visibility :</text:span></text:p>
      <text:p text:style-name="P7">-<text:span text:style-name="T32">position :</text:span></text:p>
      <text:p text:style-name="P7">-<text:span text:style-name="T33">left :</text:span></text:p>
      <text:p text:style-name="P11"><text:span text:style-name="T34">-{box-sizing : border-box}</text:span></text:p>
      <text:p text:style-name="P11"/>
      <text:p text:style-name="P13">Cours n°4 :</text:p>
      <text:p text:style-name="P12"/>
      <text:p text:style-name="P12">-<text:span text:style-name="T45">div {….}</text:span></text:p>
      <text:p text:style-name="P12">-<text:span text:style-name="T35">display : flex ;</text:span></text:p>
      <text:p text:style-name="P14"><text:span text:style-name="T37">-justify-content : </text:span><text:span text:style-name="T41">center</text:span><text:span text:style-name="T37"> ;</text:span></text:p>
      <text:p text:style-name="P14"><text:span text:style-name="T38">-space-around</text:span></text:p>
      <text:p text:style-name="P14"><text:span text:style-name="T39">-flex-direction : </text:span><text:span text:style-name="T42">column</text:span><text:span text:style-name="T40"> ;</text:span></text:p>
      <text:p text:style-name="P14"><text:span text:style-name="T4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8T08:31:59.478000000</meta:creation-date>
    <dc:date>2021-10-27T10:30:56.637000000</dc:date>
    <meta:editing-duration>PT2H48M45S</meta:editing-duration>
    <meta:editing-cycles>59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37" meta:word-count="132" meta:character-count="788" meta:non-whitespace-character-count="691"/>
  </office:meta>
</office:document-meta>
</file>